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448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5448b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52e36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52e369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58503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55e24e" officeooo:paragraph-rsid="0052e369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17b07" style:font-weight-asian="bold" style:font-weight-complex="bold"/>
    </style:style>
    <style:style style:name="T39" style:family="text">
      <style:text-properties fo:font-weight="bold" officeooo:rsid="00324557" style:font-weight-asian="bold" style:font-weight-complex="bold"/>
    </style:style>
    <style:style style:name="T40" style:family="text">
      <style:text-properties fo:font-weight="bold" officeooo:rsid="003d0cb4" style:font-weight-asian="bold" style:font-weight-complex="bold"/>
    </style:style>
    <style:style style:name="T41" style:family="text">
      <style:text-properties fo:font-weight="bold" officeooo:rsid="004e89f3" style:font-weight-asian="bold" style:font-weight-complex="bold"/>
    </style:style>
    <style:style style:name="T42" style:family="text">
      <style:text-properties fo:font-weight="bold" officeooo:rsid="00532f8f" style:font-weight-asian="bold" style:font-weight-complex="bold"/>
    </style:style>
    <style:style style:name="T43" style:family="text">
      <style:text-properties fo:font-weight="bold" officeooo:rsid="00483b36" style:font-weight-asian="bold" style:font-weight-complex="bold"/>
    </style:style>
    <style:style style:name="T44" style:family="text">
      <style:text-properties fo:font-weight="bold" officeooo:rsid="00494da5" style:font-weight-asian="bold" style:font-weight-complex="bold"/>
    </style:style>
    <style:style style:name="T45" style:family="text">
      <style:text-properties fo:font-weight="bold" officeooo:rsid="00264d9d" style:font-weight-asian="bold" style:font-weight-complex="bold"/>
    </style:style>
    <style:style style:name="T46" style:family="text">
      <style:text-properties fo:font-weight="bold" officeooo:rsid="001bf317" style:font-weight-asian="bold" style:font-weight-complex="bold"/>
    </style:style>
    <style:style style:name="T47" style:family="text">
      <style:text-properties fo:font-weight="bold" officeooo:rsid="0019eb27" style:font-weight-asian="bold" style:font-weight-complex="bold"/>
    </style:style>
    <style:style style:name="T48" style:family="text">
      <style:text-properties fo:font-weight="bold" officeooo:rsid="0042d81d" style:font-weight-asian="bold" style:font-weight-complex="bold"/>
    </style:style>
    <style:style style:name="T49" style:family="text">
      <style:text-properties fo:font-weight="bold" officeooo:rsid="00557cb9" style:font-weight-asian="bold" style:font-weight-complex="bold"/>
    </style:style>
    <style:style style:name="T50" style:family="text">
      <style:text-properties officeooo:rsid="005062e3"/>
    </style:style>
    <style:style style:name="T5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officeooo:rsid="00517b07"/>
    </style:style>
    <style:style style:name="T56" style:family="text">
      <style:text-properties officeooo:rsid="00324557"/>
    </style:style>
    <style:style style:name="T57" style:family="text">
      <style:text-properties officeooo:rsid="004e89f3"/>
    </style:style>
    <style:style style:name="T58" style:family="text">
      <style:text-properties officeooo:rsid="00532f8f"/>
    </style:style>
    <style:style style:name="T59" style:family="text">
      <style:text-properties officeooo:rsid="0054176d"/>
    </style:style>
    <style:style style:name="T60" style:family="text">
      <style:text-properties officeooo:rsid="00557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3">5</text:span><text:span text:style-name="T44">06</text:span><text:span text:style-name="T45"> - </text:span><text:span text:style-name="T46">A/G</text:span><text:span text:style-name="T47"> - </text:span><text:span text:style-name="T48">AGM-65 </text:span><text:span text:style-name="T40">Maverick</text:span></text:p>
      <text:p text:style-name="P4"/>
      <text:p text:style-name="P5">Fence in (switches on lower left instrument panel):</text:p>
      <text:list xml:id="list3903657189" text:style-name="L1">
        <text:list-item>
          <text:p text:style-name="P8"><text:span text:style-name="T7">M</text:span><text:span text:style-name="T8">ASTER ARM</text:span><text:span text:style-name="T36"> ... </text:span><text:span text:style-name="T8">ARM</text:span></text:p>
        </text:list-item>
        <text:list-item>
          <text:p text:style-name="P13">GUN PAC ... ARM</text:p>
        </text:list-item>
        <text:list-item>
          <text:p text:style-name="P13">LASER ... ARM</text:p>
        </text:list-item>
        <text:list-item>
          <text:p text:style-name="P13">TGP ... ARM</text:p>
        </text:list-item>
      </text:list>
      <text:p text:style-name="P1"/>
      <text:p text:style-name="P3"><text:span text:style-name="T37">AGM-65D</text:span> - IR, small warhead</text:p>
      <text:p text:style-name="P3"><text:span text:style-name="T37">AGM-65G</text:span> - IR, large warhead</text:p>
      <text:p text:style-name="P3"><text:span text:style-name="T37">AGM-65H</text:span> - EO, small warhead</text:p>
      <text:p text:style-name="P2"><text:span text:style-name="T49">AGM-65K</text:span><text:span text:style-name="T60"> - EO, large warhead</text:span></text:p>
      <text:p text:style-name="P1"/>
      <text:p text:style-name="P7"><text:span text:style-name="T4">AGM-65</text:span><text:span text:style-name="T10"> </text:span><text:span text:style-name="T2">Mavericks </text:span><text:span text:style-name="T4">(</text:span><text:span text:style-name="T10">EO or </text:span><text:span text:style-name="T4">IR guided)</text:span><text:span text:style-name="T2"> -- </text:span><text:span text:style-name="T3">WIP</text:span></text:p>
      <text:p text:style-name="P7"><text:span text:style-name="T30">U</text:span><text:span text:style-name="T31">sing Maverick seeker for targeting:</text:span></text:p>
      <text:list xml:id="list1741073840" text:style-name="L2">
        <text:list-item>
          <text:p text:style-name="P25"><text:span text:style-name="T12">(</text:span><text:span text:style-name="T11">Optional, for decluttering) Put HUD in CCIP mode with </text:span><text:span text:style-name="T21">Master Mode Control Button</text:span><text:span text:style-name="T11"> (</text:span><text:span text:style-name="T21">Lower Gray Button</text:span><text:span text:style-name="T11">). <text:s/>This gives you the small gun cross instead of the large pipper.</text:span></text:p>
        </text:list-item>
        <text:list-item>
          <text:p text:style-name="P26"><text:span text:style-name="T52">S</text:span><text:span text:style-name="T51">elect Mavericks in DSMS:</text:span></text:p>
          <text:list>
            <text:list-item>
              <text:p text:style-name="P9"><text:span text:style-name="T52">On </text:span><text:span text:style-name="T54">left</text:span><text:span text:style-name="T53"> MFD</text:span><text:span text:style-name="T52">, press </text:span><text:span text:style-name="T53">DSMS</text:span><text:span text:style-name="T52"> OSB.</text:span></text:p>
            </text:list-item>
            <text:list-item>
              <text:p text:style-name="P27"><text:span text:style-name="T56">Press </text:span><text:span text:style-name="T38">3 and 9 </text:span><text:span text:style-name="T39">OSB</text:span><text:span text:style-name="T38">s</text:span><text:span text:style-name="T56"> </text:span><text:span text:style-name="T55">(</text:span><text:span text:style-name="T56">next to Maverick pylon</text:span><text:span text:style-name="T50">s</text:span><text:span text:style-name="T55">)</text:span><text:span text:style-name="T56"> to select</text:span><text:span text:style-name="T50">/highlight them.</text:span></text:p>
            </text:list-item>
          </text:list>
        </text:list-item>
        <text:list-item>
          <text:p text:style-name="P9"><text:span text:style-name="T12">On </text:span><text:span text:style-name="T22">left</text:span><text:span text:style-name="T24"> MFD</text:span><text:span text:style-name="T12">, </text:span><text:span text:style-name="T16">go to </text:span><text:span text:style-name="T22">MAV</text:span><text:span text:style-name="T16"> page with </text:span><text:span text:style-name="T22">Coolie Hat left</text:span><text:span text:style-name="T16"> (</text:span><text:span text:style-name="T22">Dish Hat left</text:span><text:span text:style-name="T16">) or </text:span><text:span text:style-name="T13">press </text:span><text:span text:style-name="T23">MAV</text:span><text:span text:style-name="T13"> OSB</text:span><text:span text:style-name="T16">.</text:span></text:p>
        </text:list-item>
        <text:list-item>
          <text:p text:style-name="P25"><text:span text:style-name="T11">If MFD says </text:span><text:span text:style-name="T21">OFF</text:span><text:span text:style-name="T11"> at the top</text:span><text:span text:style-name="T17"> right</text:span><text:span text:style-name="T11">, turn on Mavericks:</text:span></text:p>
          <text:list>
            <text:list-item>
              <text:p text:style-name="P9"><text:span text:style-name="T13">Press </text:span><text:span text:style-name="T23">EO OFF</text:span><text:span text:style-name="T13"> OSB to change to </text:span><text:span text:style-name="T22">EO </text:span><text:span text:style-name="T23">ON</text:span><text:span text:style-name="T12">. <text:s/></text:span><text:span text:style-name="T13">Missiles</text:span><text:span text:style-name="T12"> take </text:span><text:span text:style-name="T24">3 minutes</text:span><text:span text:style-name="T12"> to cool down.</text:span><text:span text:style-name="T16"> <text:s/>MFD says </text:span><text:span text:style-name="T22">ALIGN</text:span><text:span text:style-name="T16">.</text:span></text:p>
            </text:list-item>
            <text:list-item>
              <text:p text:style-name="P9"><text:span text:style-name="T12">W</text:span><text:span text:style-name="T13">hen</text:span><text:span text:style-name="T17"> missiles are ready, </text:span><text:span text:style-name="T23">ALIGN</text:span><text:span text:style-name="T13"> message </text:span><text:span text:style-name="T17">is replaced with Maverick video feed </text:span><text:span text:style-name="T13">and HUD goes from </text:span><text:span text:style-name="T23">ALN</text:span><text:span text:style-name="T13"> to </text:span><text:span text:style-name="T23">RDY</text:span><text:span text:style-name="T17">.</text:span></text:p>
            </text:list-item>
          </text:list>
        </text:list-item>
        <text:list-item>
          <text:p text:style-name="P9"><text:span text:style-name="T13">Press </text:span><text:span text:style-name="T23">Coolie Hat </text:span><text:span text:style-name="T26">left </text:span><text:span text:style-name="T23">long</text:span><text:span text:style-name="T13"> (</text:span><text:span text:style-name="T23">Dish Hat </text:span><text:span text:style-name="T26">left </text:span><text:span text:style-name="T23">long</text:span><text:span text:style-name="T13">) to set </text:span><text:span text:style-name="T23">SOI</text:span><text:span text:style-name="T13"> to </text:span><text:span text:style-name="T26">left</text:span><text:span text:style-name="T23"> MFD</text:span><text:span text:style-name="T13"> (the one with the MAV page).</text:span><text:span text:style-name="T18"> <text:s/></text:span><text:span text:style-name="T26">Maverick controls</text:span><text:span text:style-name="T18">:</text:span></text:p>
        </text:list-item>
      </text:list>
      <text:list xml:id="list1723554879" text:style-name="L3">
        <text:list-item>
          <text:list>
            <text:list-item>
              <text:p text:style-name="P14"><text:span text:style-name="T41">T</text:span><text:span text:style-name="T37">oggle Wide/Narrow FOV</text:span> <text:span text:style-name="T57">... </text:span><text:span text:style-name="T37">China Hat forward short</text:span> (<text:span text:style-name="T37">Forward Thumb Button press short</text:span>)</text:p>
            </text:list-item>
            <text:list-item>
              <text:p text:style-name="P16"><text:span text:style-name="T37">Lock target manually</text:span>... <text:span text:style-name="T37">TMS forward short</text:span> (<text:span text:style-name="T37">Gray Reset Hat forward short</text:span>)</text:p>
            </text:list-item>
            <text:list-item>
              <text:p text:style-name="P17"><text:span text:style-name="T41">Ground lock seeker</text:span><text:span text:style-name="T57"> ... </text:span><text:span text:style-name="T37">TMS aft short</text:span> (<text:span text:style-name="T37">Gray Reset Hat back short</text:span><text:span text:style-name="T57">)</text:span></text:p>
            </text:list-item>
            <text:list-item>
              <text:p text:style-name="P10"><text:span text:style-name="T26">Unlock/return to boresight</text:span><text:span text:style-name="T18"> ... </text:span><text:span text:style-name="T26">China Hat back short</text:span><text:span text:style-name="T18"> (</text:span><text:span text:style-name="T26">Rear Thumb Button press short</text:span><text:span text:style-name="T18">)</text:span></text:p>
            </text:list-item>
            <text:list-item>
              <text:p text:style-name="P17"><text:span text:style-name="T41">Set Maverick target as SPI</text:span><text:span text:style-name="T57"> ... </text:span><text:span text:style-name="T37">TMS forward long</text:span> (<text:span text:style-name="T37">Gray Reset Hat forward long</text:span>)</text:p>
            </text:list-item>
            <text:list-item>
              <text:p text:style-name="P14"><text:span text:style-name="T41">Symbology color</text:span><text:span text:style-name="T57"> ... </text:span><text:span text:style-name="T37">Boat Switch </text:span><text:span text:style-name="T42">up/down/press</text:span><text:span text:style-name="T58"> </text:span>(<text:span text:style-name="T37">Pinky Switch up/down/press</text:span><text:span text:style-name="T58">) for black/white/auto</text:span>.</text:p>
            </text:list-item>
          </text:list>
        </text:list-item>
      </text:list>
      <text:list xml:id="list73920019723582" text:continue-list="list1741073840" text:style-name="L2">
        <text:list-item>
          <text:p text:style-name="P18"><text:span text:style-name="T41">Seeker reticle</text:span><text:span text:style-name="T57"> shows on </text:span><text:span text:style-name="T41">HUD</text:span><text:span text:style-name="T57">. <text:s/></text:span>Slew onto target with <text:span text:style-name="T37">TDC </text:span><text:span text:style-name="T41">M</text:span><text:span text:style-name="T37">inistick</text:span>. <text:s/>It will automatically lock any target inside the tracking gate when it stops slewing.</text:p>
        </text:list-item>
        <text:list-item>
          <text:p text:style-name="P22">DLZ range indicator is on the lower left of the Maverick MFD.</text:p>
        </text:list-item>
        <text:list-item>
          <text:p text:style-name="P18">When you have lock<text:span text:style-name="T57"> (reticle on MFD is "buzzing")</text:span> and are in range, press <text:span text:style-name="T37">Red Button</text:span> to fire.</text:p>
        </text:list-item>
      </text:list>
      <text:list xml:id="list128057181" text:style-name="L4">
        <text:list-item>
          <text:list>
            <text:list-item>
              <text:p text:style-name="P19">NOTE Flaps must be up to fire.</text:p>
            </text:list-item>
          </text:list>
        </text:list-item>
      </text:list>
      <text:p text:style-name="P7"><text:span text:style-name="T30">U</text:span><text:span text:style-name="T31">sing TPOD</text:span><text:span text:style-name="T32"> for targeting:</text:span></text:p>
      <text:list xml:id="list3448860739" text:style-name="L5">
        <text:list-item>
          <text:p text:style-name="P11"><text:span text:style-name="T12">F</text:span><text:span text:style-name="T13">ollow </text:span><text:span text:style-name="T23">steps 1-</text:span><text:span text:style-name="T27">4</text:span><text:span text:style-name="T23"> above</text:span><text:span text:style-name="T13"> to select and arm missile</text:span><text:span text:style-name="T19">s</text:span><text:span text:style-name="T13">.</text:span></text:p>
        </text:list-item>
        <text:list-item>
          <text:p text:style-name="P11"><text:span text:style-name="T13">On </text:span><text:span text:style-name="T26">right</text:span><text:span text:style-name="T23"> MFD</text:span><text:span text:style-name="T13">, press </text:span><text:span text:style-name="T23">TGP OSB</text:span><text:span text:style-name="T13">, then press </text:span><text:span text:style-name="T23">A-G</text:span><text:span text:style-name="T13"> OSB to select air-to-ground mode.</text:span></text:p>
        </text:list-item>
        <text:list-item>
          <text:p text:style-name="P11"><text:span text:style-name="T13">Press </text:span><text:span text:style-name="T23">Coolie Hat </text:span><text:span text:style-name="T26">right</text:span><text:span text:style-name="T23"> long</text:span><text:span text:style-name="T13"> (</text:span><text:span text:style-name="T23">Dish Hat </text:span><text:span text:style-name="T26">right</text:span><text:span text:style-name="T23"> long</text:span><text:span text:style-name="T13">) to set </text:span><text:span text:style-name="T25">SOI</text:span><text:span text:style-name="T14"> to MFD with </text:span><text:span text:style-name="T25">TGP</text:span><text:span text:style-name="T14">.</text:span></text:p>
        </text:list-item>
        <text:list-item>
          <text:p text:style-name="P15"><text:span text:style-name="T37">Designate target with TGP</text:span> (see TGP page<text:span text:style-name="T59"> for full steps</text:span>).</text:p>
          <text:list>
            <text:list-item>
              <text:p text:style-name="P28"><text:span text:style-name="T1">Slew</text:span><text:span text:style-name="T33"> ... </text:span><text:span text:style-name="T1">TDC Ministick</text:span></text:p>
            </text:list-item>
            <text:list-item>
              <text:p text:style-name="P28"><text:span text:style-name="T1">Zoom</text:span><text:span text:style-name="T33"> ... </text:span><text:span text:style-name="T1">DMS forward/aft</text:span><text:span text:style-name="T33"> (</text:span><text:span text:style-name="T1">Middle Finger Hat up/down</text:span><text:span text:style-name="T33">)</text:span></text:p>
            </text:list-item>
            <text:list-item>
              <text:p text:style-name="P28"><text:span text:style-name="T1">FOV </text:span><text:span text:style-name="T6">Wide/Narrow </text:span><text:span text:style-name="T1">toggle</text:span><text:span text:style-name="T33"> ... </text:span><text:span text:style-name="T1">China Hat forward short</text:span><text:span text:style-name="T33"> (</text:span><text:span text:style-name="T1">Front Thumb Button press short</text:span><text:span text:style-name="T33">)</text:span></text:p>
            </text:list-item>
            <text:list-item>
              <text:p text:style-name="P28"><text:span text:style-name="T9">Lock target, toggle </text:span><text:span text:style-name="T1">Point/Area track</text:span><text:span text:style-name="T34"> </text:span><text:span text:style-name="T33">... </text:span><text:span text:style-name="T1">TMS up short</text:span><text:span text:style-name="T33"> (</text:span><text:span text:style-name="T1">Gray Reset Hat forward short</text:span><text:span text:style-name="T33">)</text:span></text:p>
            </text:list-item>
            <text:list-item>
              <text:p text:style-name="P28"><text:span text:style-name="T1">Set SPI at crosshairs</text:span><text:span text:style-name="T33"> ... </text:span><text:span text:style-name="T1">TMS up long</text:span><text:span text:style-name="T33"> (</text:span><text:span text:style-name="T1">Gray Reset Hat forward long</text:span><text:span text:style-name="T33">)</text:span></text:p>
            </text:list-item>
            <text:list-item>
              <text:p text:style-name="P11"><text:span text:style-name="T5">Reset to boresight</text:span><text:span text:style-name="T35"> ... </text:span><text:span text:style-name="T5">China Hat aft short</text:span><text:span text:style-name="T35"> (</text:span><text:span text:style-name="T5">Rear Thumb Button press short</text:span><text:span text:style-name="T35">)</text:span></text:p>
            </text:list-item>
            <text:list-item>
              <text:p text:style-name="P11"><text:span text:style-name="T5">Reset to steerpoint</text:span><text:span text:style-name="T35"> ... </text:span><text:span text:style-name="T5">China Hat aft long</text:span><text:span text:style-name="T35"> (</text:span><text:span text:style-name="T5">Rear Thumb Button press long</text:span><text:span text:style-name="T35">)</text:span></text:p>
            </text:list-item>
            <text:list-item>
              <text:p text:style-name="P11"><text:span text:style-name="T5">Reset to SPI</text:span><text:span text:style-name="T35"> ... </text:span><text:span text:style-name="T5">China Hat forward long</text:span><text:span text:style-name="T35"> (</text:span><text:span text:style-name="T5">Front Thumb Button press long</text:span><text:span text:style-name="T35">)</text:span></text:p>
            </text:list-item>
            <text:list-item>
              <text:p text:style-name="P11"><text:span text:style-name="T25">FLIR/CCD mode</text:span><text:span text:style-name="T14"> ... </text:span><text:span text:style-name="T25">Boat Switch forward/aft</text:span><text:span text:style-name="T14"> (</text:span><text:span text:style-name="T25">Pinky Switch down/up</text:span><text:span text:style-name="T14">) for </text:span><text:span text:style-name="T25">FLIR BHOT/WHOT</text:span><text:span text:style-name="T14">, </text:span><text:span text:style-name="T25">Boat Switch center</text:span><text:span text:style-name="T14"> (</text:span><text:span text:style-name="T25">Pinky Switch press</text:span><text:span text:style-name="T14">) for </text:span><text:span text:style-name="T25">CCD</text:span><text:span text:style-name="T14"> (TV mode).</text:span></text:p>
            </text:list-item>
          </text:list>
        </text:list-item>
        <text:list-item>
          <text:p text:style-name="P29"><text:span text:style-name="T14">S</text:span><text:span text:style-name="T11">et the </text:span><text:span text:style-name="T21">SPI</text:span><text:span text:style-name="T11"> to the target with </text:span><text:span text:style-name="T21">TMS up long</text:span><text:span text:style-name="T11"> (</text:span><text:span text:style-name="T21">Gray Reset Hat forward long</text:span><text:span text:style-name="T11">).</text:span></text:p>
        </text:list-item>
        <text:list-item>
          <text:p text:style-name="P29"><text:span text:style-name="T21">Point all sensors</text:span><text:span text:style-name="T11"> (including the Maverick) at the </text:span><text:span text:style-name="T21">SPI</text:span><text:span text:style-name="T11"> with </text:span><text:span text:style-name="T21">China Hat forward long</text:span><text:span text:style-name="T11"> (</text:span><text:span text:style-name="T21">Front Thumb Button long</text:span><text:span text:style-name="T11">)</text:span></text:p>
        </text:list-item>
        <text:list-item>
          <text:p text:style-name="P11"><text:span text:style-name="T20">P</text:span><text:span text:style-name="T14">ress </text:span><text:span text:style-name="T25">Coolie Hat </text:span><text:span text:style-name="T28">left</text:span><text:span text:style-name="T25"> long</text:span><text:span text:style-name="T14"> (</text:span><text:span text:style-name="T25">Dish Hat </text:span><text:span text:style-name="T28">left</text:span><text:span text:style-name="T25"> long</text:span><text:span text:style-name="T14">) to set </text:span><text:span text:style-name="T25">SOI</text:span><text:span text:style-name="T14"> to </text:span><text:span text:style-name="T25">MAV</text:span><text:span text:style-name="T14"> MFD</text:span><text:span text:style-name="T20"> for final adjustments.</text:span></text:p>
        </text:list-item>
      </text:list>
      <text:list xml:id="list3981763744" text:style-name="L6">
        <text:list-item>
          <text:list>
            <text:list-item>
              <text:p text:style-name="P12"><text:span text:style-name="T15">It probably won't be able to lock yet at long range. <text:s/>When you get closer, press </text:span><text:span text:style-name="T25">TMS </text:span><text:span text:style-name="T29">up</text:span><text:span text:style-name="T25"> short</text:span><text:span text:style-name="T14"> (</text:span><text:span text:style-name="T25">Gray Reset Hat forward short</text:span><text:span text:style-name="T14">)</text:span><text:span text:style-name="T15"> to try to lock the target.</text:span></text:p>
            </text:list-item>
          </text:list>
        </text:list-item>
      </text:list>
      <text:list xml:id="list73919653583662" text:continue-list="list3448860739" text:style-name="L5">
        <text:list-item>
          <text:p text:style-name="P23">DLZ range indicator is on the lower left of the Maverick MFD.</text:p>
        </text:list-item>
        <text:list-item>
          <text:p text:style-name="P20">When you have lock<text:span text:style-name="T57"> (reticle on MFD is "buzzing")</text:span> and are in range, press <text:span text:style-name="T37">Red Button</text:span> to fire.</text:p>
        </text:list-item>
      </text:list>
      <text:list xml:id="list539556357" text:style-name="L7">
        <text:list-item>
          <text:p text:style-name="P21">NOTE Flaps must be up to fire.</text:p>
        </text:list-item>
      </text:list>
      <text:p text:style-name="P24"/>
      <text:p text:style-name="P24">AGM-65L (A-10C II only) -- 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39:18.698000000</dc:date>
    <meta:editing-duration>P1DT11H12M6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3" meta:word-count="670" meta:character-count="3537" meta:non-whitespace-character-count="2956"/>
  </office:meta>
</office:document-meta>
</file>